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1cm" svg:height="1cm" svg:x="10cm" svg:y="2.5cm">
          <text:p text:style-name="P1"><text:span text:style-name="T1">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5" draw:layer="layout" svg:width="3cm" svg:height="1.5cm" svg:x="1.5cm" svg:y="9cm">
          <text:p text:style-name="P2">Category</text:p>
          <text:p text:style-name="P2">Books</text:p>
          <text:p text:style-name="P2">Value: 101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cm" svg:height="1.5cm" svg:x="5cm" svg:y="9cm">
          <text:p text:style-name="P2">Category</text:p>
          <text:p text:style-name="P2">Home</text:p>
          <text:p text:style-name="P2">Value : 504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0.499cm" svg:y1="3.5cm" svg:x2="4.75cm" svg:y2="5.5cm" draw:start-shape="id1" draw:start-glue-point="8" draw:end-shape="id2" draw:end-glue-point="0" svg:d="m10499 3500v502l-5749 997v501">
          <text:p/>
        </draw:connector>
        <draw:connector draw:style-name="gr2" draw:text-style-name="P3" draw:layer="layout" draw:type="lines" svg:x1="10.499cm" svg:y1="3.5cm" svg:x2="16.25cm" svg:y2="5.5cm" draw:start-shape="id1" draw:start-glue-point="8" draw:end-shape="id3" draw:end-glue-point="0" svg:d="m10499 3500v502l5751 997v501">
          <text:p/>
        </draw:connector>
        <draw:connector draw:style-name="gr2" draw:text-style-name="P3" draw:layer="layout" draw:type="lines" svg:x1="10.499cm" svg:y1="3.5cm" svg:x2="10.5cm" svg:y2="5.5cm" draw:start-shape="id1" draw:start-glue-point="8" draw:end-shape="id4" draw:end-glue-point="0" svg:d="m10499 3500v502l1 997v501">
          <text:p/>
        </draw:connector>
        <draw:custom-shape draw:style-name="gr1" draw:text-style-name="P2" draw:id="id2" draw:layer="layout" svg:width="3cm" svg:height="1.5cm" svg:x="3.25cm" svg:y="5.5cm">
          <text:p text:style-name="P2">January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1.5cm" svg:x="9cm" svg:y="5.5cm">
          <text:p text:style-name="P2">February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cm" svg:height="1.5cm" svg:x="14.75cm" svg:y="5.5cm">
          <text:p text:style-name="P2">March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cm" svg:height="1.5cm" svg:x="7.25cm" svg:y="11cm">
          <text:p text:style-name="P2">Category</text:p>
          <text:p text:style-name="P2">Books</text:p>
          <text:p text:style-name="P2">Value: 50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3cm" svg:height="1.5cm" svg:x="11cm" svg:y="11cm">
          <text:p text:style-name="P2">Category</text:p>
          <text:p text:style-name="P2">Home</text:p>
          <text:p text:style-name="P2">Value : 668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cm" svg:height="1.5cm" svg:x="13cm" svg:y="9cm">
          <text:p text:style-name="P2">Category</text:p>
          <text:p text:style-name="P2">Books</text:p>
          <text:p text:style-name="P2">Value: 71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cm" svg:height="1.5cm" svg:x="16.5cm" svg:y="9cm">
          <text:p text:style-name="P2">Category</text:p>
          <text:p text:style-name="P2">Home</text:p>
          <text:p text:style-name="P2">Value : 452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4.75cm" svg:y1="7cm" svg:x2="3cm" svg:y2="9cm" draw:start-shape="id2" draw:start-glue-point="2" draw:end-shape="id5" draw:end-glue-point="0" svg:d="m4750 7000v501l-1750 998v501">
          <text:p/>
        </draw:connector>
        <draw:connector draw:style-name="gr2" draw:text-style-name="P3" draw:layer="layout" draw:type="lines" svg:x1="4.75cm" svg:y1="7cm" svg:x2="6.5cm" svg:y2="9cm" draw:start-shape="id2" draw:start-glue-point="2" draw:end-shape="id6" draw:end-glue-point="0" svg:d="m4750 7000v501l1750 998v501">
          <text:p/>
        </draw:connector>
        <draw:connector draw:style-name="gr2" draw:text-style-name="P3" draw:layer="layout" draw:type="lines" svg:x1="10.5cm" svg:y1="7cm" svg:x2="8.75cm" svg:y2="11cm" draw:start-shape="id4" draw:start-glue-point="2" draw:end-shape="id7" draw:end-glue-point="0" svg:d="m10500 7000v501l-1750 2998v501">
          <text:p/>
        </draw:connector>
        <draw:connector draw:style-name="gr2" draw:text-style-name="P3" draw:layer="layout" draw:type="lines" svg:x1="10.5cm" svg:y1="7cm" svg:x2="12.5cm" svg:y2="11cm" draw:start-shape="id4" draw:start-glue-point="2" draw:end-shape="id8" draw:end-glue-point="0" svg:d="m10500 7000v501l2000 2998v501">
          <text:p/>
        </draw:connector>
        <draw:connector draw:style-name="gr2" draw:text-style-name="P3" draw:layer="layout" draw:type="lines" svg:x1="16.25cm" svg:y1="7cm" svg:x2="14.5cm" svg:y2="9cm" draw:start-shape="id3" draw:start-glue-point="2" draw:end-shape="id9" draw:end-glue-point="0" svg:d="m16250 7000v501l-1750 998v501">
          <text:p/>
        </draw:connector>
        <draw:connector draw:style-name="gr2" draw:text-style-name="P3" draw:layer="layout" draw:type="lines" svg:x1="16.25cm" svg:y1="7cm" svg:x2="18cm" svg:y2="9cm" draw:start-shape="id3" draw:start-glue-point="2" draw:end-shape="id10" draw:end-glue-point="0" svg:d="m16250 7000v501l1750 998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0T13:18:54</meta:creation-date>
    <dc:date>2010-01-10T13:28:18</dc:date>
    <meta:editing-duration>PT00H09M27S</meta:editing-duration>
    <meta:editing-cycles>2</meta:editing-cycles>
    <meta:generator>OpenOffice.org/3.1$Linux OpenOffice.org_project/310m19$Build-9420</meta:generator>
    <meta:document-statistic meta:object-count="19"/>
  </office:meta>
</office:document-meta>
</file>